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ee56"/>
    </style:style>
    <style:style style:name="P2" style:family="paragraph" style:parent-style-name="Text_20_body">
      <style:text-properties officeooo:rsid="0001ee56" officeooo:paragraph-rsid="0001ee56"/>
    </style:style>
    <style:style style:name="P3" style:family="paragraph" style:parent-style-name="Text_20_body">
      <style:text-properties officeooo:rsid="00042711" officeooo:paragraph-rsid="00042711"/>
    </style:style>
    <style:style style:name="P4" style:family="paragraph" style:parent-style-name="Text_20_body">
      <style:text-properties officeooo:rsid="000515d9" officeooo:paragraph-rsid="000515d9"/>
    </style:style>
    <style:style style:name="P5" style:family="paragraph" style:parent-style-name="Text_20_body">
      <style:text-properties officeooo:rsid="0006002e" officeooo:paragraph-rsid="0006002e"/>
    </style:style>
    <style:style style:name="P6" style:family="paragraph" style:parent-style-name="Text_20_body">
      <style:text-properties officeooo:rsid="0007828d" officeooo:paragraph-rsid="0007828d"/>
    </style:style>
    <style:style style:name="P7" style:family="paragraph" style:parent-style-name="Standard">
      <style:text-properties officeooo:rsid="0001ee56" officeooo:paragraph-rsid="0001ee56"/>
    </style:style>
    <style:style style:name="P8" style:family="paragraph" style:parent-style-name="Standard">
      <style:text-properties officeooo:rsid="0006002e" officeooo:paragraph-rsid="0006002e"/>
    </style:style>
    <style:style style:name="P9" style:family="paragraph" style:parent-style-name="Standard">
      <loext:graphic-properties draw:fill="none"/>
      <style:paragraph-properties fo:margin-top="0.199cm" fo:margin-bottom="0.499cm" loext:contextual-spacing="false" fo:background-color="transparent"/>
      <style:text-properties officeooo:rsid="0001ee56" officeooo:paragraph-rsid="0001ee56"/>
    </style:style>
    <style:style style:name="P10" style:family="paragraph" style:parent-style-name="Heading_20_2">
      <style:text-properties officeooo:rsid="000515d9" officeooo:paragraph-rsid="000515d9"/>
    </style:style>
    <style:style style:name="P11" style:family="paragraph" style:parent-style-name="Heading_20_1">
      <style:text-properties officeooo:rsid="003cea4e" officeooo:paragraph-rsid="003cea4e"/>
    </style:style>
    <style:style style:name="P12" style:family="paragraph" style:parent-style-name="Standard">
      <style:text-properties fo:color="#000000" style:font-name="Consolas" fo:font-size="9.5pt" officeooo:rsid="0006002e" officeooo:paragraph-rsid="0006002e" fo:background-color="#ffffff" style:font-size-asian="9.5pt"/>
    </style:style>
    <style:style style:name="P13" style:family="paragraph" style:parent-style-name="Standard">
      <style:text-properties officeooo:rsid="0001ee56" officeooo:paragraph-rsid="0001ee56"/>
    </style:style>
    <style:style style:name="P14" style:family="paragraph" style:parent-style-name="Standard">
      <style:text-properties officeooo:rsid="003cea4e" officeooo:paragraph-rsid="003cea4e"/>
    </style:style>
    <style:style style:name="P15" style:family="paragraph" style:parent-style-name="Text_20_body">
      <style:text-properties officeooo:rsid="003cea4e" officeooo:paragraph-rsid="003cea4e"/>
    </style:style>
    <style:style style:name="P16" style:family="paragraph" style:parent-style-name="Text_20_body">
      <style:text-properties officeooo:rsid="003ddc8a" officeooo:paragraph-rsid="003ddc8a"/>
    </style:style>
    <style:style style:name="P17" style:family="paragraph" style:parent-style-name="Text_20_body">
      <style:text-properties officeooo:rsid="003f6192" officeooo:paragraph-rsid="003f6192"/>
    </style:style>
    <style:style style:name="P18" style:family="paragraph" style:parent-style-name="Text_20_body">
      <style:text-properties officeooo:rsid="0040d321" officeooo:paragraph-rsid="0040d321"/>
    </style:style>
    <style:style style:name="T1" style:family="text">
      <style:text-properties fo:color="#000000" style:font-name="Consolas" fo:font-size="9.5pt" fo:background-color="#ffffff" loext:char-shading-value="0" style:font-size-asian="9.5pt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808080" style:font-name="Consolas" fo:font-size="9.5pt" fo:background-color="#ffffff" loext:char-shading-value="0" style:font-size-asian="9.5pt"/>
    </style:style>
    <style:style style:name="T4" style:family="text">
      <style:text-properties officeooo:rsid="000383a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002e"/>
    </style:style>
    <style:style style:name="T7" style:family="text">
      <style:text-properties fo:color="#2b91af" style:font-name="Consolas" fo:font-size="9.5pt" fo:background-color="#ffffff" loext:char-shading-value="0" style:font-size-asian="9.5pt"/>
    </style:style>
    <style:style style:name="T8" style:family="text">
      <style:text-properties officeooo:rsid="003bcd8f"/>
    </style:style>
    <style:style style:name="T9" style:family="text">
      <style:text-properties style:text-position="super 58%" officeooo:rsid="003bcd8f"/>
    </style:style>
    <style:style style:name="T10" style:family="text">
      <style:text-properties style:text-position="0% 100%"/>
    </style:style>
    <style:style style:name="T11" style:family="text">
      <style:text-properties officeooo:rsid="003cea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Code Notes for Aerofoil and Cutter</text:p>
      <text:h text:style-name="P11" text:outline-level="1">Introduction</text:h>
      <text:p text:style-name="P15">This document contains a set of notes for the code in the Aerofoil and Cutter programs. <text:s/>It is not intended to be a complete description of all the classes, more a set of notes of the core classes and overall principles of operation.</text:p>
      <text:h text:style-name="Heading_20_1" text:outline-level="1">Aerofoil</text:h>
      <text:p text:style-name="P7"/>
      <text:h text:style-name="Heading_20_2" text:outline-level="2">Cutter Axes</text:h>
      <text:p text:style-name="P3">X and Y axes are in the vertical plane – i.e. a wing section is plotted in the X/Y plane. <text:s/>The right hand side set of coordinates is quite often referred to as U/V. <text:s/>0/0 is at the front/bottom of the cutter or bottom left of the screen. <text:s/>Z is the distance from the left hand gantry.</text:p>
      <text:h text:style-name="Heading_20_2" text:outline-level="2">Basic Aerofoils </text:h>
      <text:p text:style-name="P7"/>
      <text:p text:style-name="P7">Aerofoil data files are stored as a sequence of coordinates that start at the trailing edge with x=1 and continue over the upper surface to the leading edge (x=0) and back along the undersurface back to the trailing edge. <text:s/><text:span text:style-name="T11">Note then that the set of points all have x-coordinates that lie within the range 0..1 i.e. the basic aerofoil section is 1 unit long.</text:span></text:p>
      <text:p text:style-name="P7"/>
      <text:p text:style-name="P7">Splines <text:span text:style-name="T8">are then fitted to the array of points read in from disk ( CSpline class). <text:s/>The spline converts the point array into a parametric spline – both X and Y are set to become a function of a 3</text:span><text:span text:style-name="T9">rd</text:span><text:span text:style-name="T8"> parameter U. <text:s text:c="2"/>U varies between 0 and 1 to generate the aerofoil section from trailing edge, over the top surface and back round to the trailing edge on the bottom. <text:s/>CSpline also allows the tangent (and hence normal vector) to be calculated at any point. <text:s/>This is useful when allowing for skin thickness.</text:span></text:p>
      <text:p text:style-name="P7"/>
      <text:p text:style-name="P14">Given the aerofoil is only 1 unit long it needs to be scaled for a given chord. CTransform class does this and also optionally applies a thickness modifier, a rotation (for washout) and a translation for height and sweep. <text:s text:c="2"/>When calculating a wing section most dimensions are scaled down by the chord to map them into the “aerofoil space” of 1 unit long.</text:p>
      <text:p text:style-name="P14"/>
      <text:p text:style-name="P14">When cutting a wing section the program searches for the value of U at the leading edge. <text:s/>This may be slightly different for root and tip if different sections are used. <text:s/>These values are then used to create a “Frame” object to control the overall cutting. <text:s/>Other things such as LE/TE, spars, cutouts etc have “Intercepts” created for them. <text:s/>An Intercept basically says at a given value of U do some other cutting process. Between Intercepts it’s just a case of cutting the basic wing section.</text:p>
      <text:p text:style-name="P7"/>
      <text:h text:style-name="Heading_20_1" text:outline-level="1"><text:soft-page-break/>Structure, Cutters and Plotters</text:h>
      <text:p text:style-name="P16">Structure classes all describe a “thing” that can be cut or plotted such as a wing, an ellipse pair, DXF CAD information or a point structure. <text:s/>They all derive from CStructure. <text:s/>CStructure has the concept of “span” - for a wing it’s the distance between the ends of the core, for an ellipse pair it’s the distance between the ellipses. <text:s text:c="2"/>Structure classes end to be fairly dumb – they can describe their geometry, load and save themselves but can’t cut or plot.</text:p>
      <text:p text:style-name="P16">For plotting to paper, each concrete structure class has a corresponding plotting class derived from CPlotStructure class. <text:s/>The “Plot” classes know how to generate a 2D plot to a COutputDevice </text:p>
      <text:p text:style-name="P16">For driving a CNC cutter, each concrete structure class has a corresponding cut class derived from CutStructure class. <text:s/>The “Cut” classes know how to generate a 3D cut to a COutputDevice.</text:p>
      <text:p text:style-name="P16">COutputDevice has a number of methods, the main ones being MoveTo and LineTo. <text:s/>These both take a <text:s/>stream index to determine whether the call is for the root or tip and a PointT with the coordinates to move or cut to. <text:s/>Other methods provided greater control over the cutter/plotter.</text:p>
      <text:p text:style-name="P18">There are a range of output devices:</text:p>
      <text:p text:style-name="P17">For plotting, CLaserJetOutputDevice, CPostscriptOutputDevice are specialist output devices that generate raw HPGL or PostScript respectively. <text:s/>DXFOutputDevice will generate a 2D plot in a DXF CAD file.</text:p>
      <text:p text:style-name="P17">BlockCorrectionOutputDevice is a “shim” output device that provides corrections for rotated objects and delegates the output to another output device.</text:p>
      <text:p text:style-name="P17">Bounds is a dummy output device that records the x,y,z bounds of the plot/cut.</text:p>
      <text:p text:style-name="P17">CutterSimulationOutputDevice simulates a cutter and provides an animated display of how the cutter axes move.</text:p>
      <text:p text:style-name="P17">CCNCConnectionOutputDevice and GCodeOutputFile both derive from GCodeOutputDevice <text:s/>- the only difference is how the GCode is written – whether to a network connection or output file respectively.</text:p>
      <text:p text:style-name="P18">Finally, WindowsOutputDevice knows how to draw into a Windows device context.</text:p>
      <text:h text:style-name="P10" text:outline-level="2">Cutter Geometry</text:h>
      <text:p text:style-name="P4">For any case where x != y or u !=v the wire <text:span text:style-name="T6">will be at an angle. <text:s/>To cut a given shape on the sides of the block, the cutter has to move to different positions to ensure that the wire is in the correct position. <text:s/>This is managed by CutterGeometry class – it knows the left hand position, right and position of the block and the width of the cutter. <text:s/>It can then transform a set of x,y,u,v coordinates out from the edges of the block to the cutter itself.</text:span></text:p>
      <text:p text:style-name="P5">The method to do this is:</text:p>
      <text:p text:style-name="P8"><text:span text:style-name="T1">blockToAxes(</text:span><text:span text:style-name="T7">Position</text:span><text:span text:style-name="T1">&lt;</text:span><text:span text:style-name="T2">double</text:span><text:span text:style-name="T1">&gt;&amp; </text:span><text:span text:style-name="T3">pos</text:span><text:span text:style-name="T1">, </text:span><text:span text:style-name="T2">double</text:span><text:span text:style-name="T1"> </text:span><text:span text:style-name="T3">zl</text:span><text:span text:style-name="T1">, </text:span><text:span text:style-name="T2">double</text:span><text:span text:style-name="T1"> </text:span><text:span text:style-name="T3">zr</text:span><text:span text:style-name="T1">)</text:span></text:p>
      <text:p text:style-name="P12"><text:soft-page-break/></text:p>
      <text:p text:style-name="P5">As can be seen, as well as the position, it also takes left and right z values. If either of these are non-zero it uses these as z positions relative to the left of the block for calculating the correct position to move the cutter to. <text:s/>This allows rotated components where the calculated positions aren’t on the sides of the block but lie within it. </text:p>
      <text:p text:style-name="P6">CutterGeometry is also used when producing a cut to move each xyz component to the edge of an imaginary block based on the bounding box of the cut. <text:s/>This allows rotated components to be treated as if they lie within a rectangular block aligned with the cutter axes.</text:p>
      <text:p text:style-name="P5"/>
      <text:h text:style-name="Heading_20_2" text:outline-level="2">Cutter Simulation</text:h>
      <text:p text:style-name="P2"><text:span text:style-name="T5">CutterPreviewWindow</text:span> <text:span text:style-name="T4">manages the output display, scroll bars, bitmap etc. <text:s/>The CutterSimulation calls back into the window via plot(…) to do the actual plotting.</text:span></text:p>
      <text:p text:style-name="P2"><text:span text:style-name="T5">CutterSimulationOutputDevice</text:span> <text:span text:style-name="T4">collects the data values for moves/lines and then calls stepTo in the CutterSimulation pCutter when it has a pair.</text:span></text:p>
      <text:p text:style-name="P2"><text:span text:style-name="T5">CutterSimulation</text:span> simulates a set of discrete steppers and drives these so they step in x/y directions as needed. <text:s text:c="2"/>The main entry point is</text:p>
      <text:p text:style-name="P9"><text:span text:style-name="T1">stepTo(</text:span><text:span text:style-name="T2">double</text:span><text:span text:style-name="T1"> </text:span><text:span text:style-name="T3">x</text:span><text:span text:style-name="T1">, </text:span><text:span text:style-name="T2">double</text:span><text:span text:style-name="T1"> </text:span><text:span text:style-name="T3">y</text:span><text:span text:style-name="T1">, </text:span><text:span text:style-name="T2">double</text:span><text:span text:style-name="T1"> </text:span><text:span text:style-name="T3">u</text:span><text:span text:style-name="T1">, </text:span><text:span text:style-name="T2">double</text:span><text:span text:style-name="T1"> </text:span><text:span text:style-name="T3">v</text:span><text:span text:style-name="T1">, </text:span><text:span text:style-name="T2">double</text:span><text:span text:style-name="T1"> </text:span><text:span text:style-name="T3">zl</text:span><text:span text:style-name="T1">, </text:span><text:span text:style-name="T2">double</text:span><text:span text:style-name="T1"> </text:span><text:span text:style-name="T3">zr</text:span><text:span text:style-name="T1">)</text:span></text:p>
      <text:p text:style-name="P2"><text:s/>which transforms the values using the cutter geometry <text:span text:style-name="T4">converts the values into steps and calls moveSteppers to run the virtual steppers. <text:s text:c="2"/>This then calls back into the point plotter to actually draw the points on the bitmap &amp; screen.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20-10-20T08:34:13.501000000</dc:date>
    <meta:editing-duration>PT40M34S</meta:editing-duration>
    <meta:editing-cycles>5</meta:editing-cycles>
    <meta:document-statistic meta:table-count="0" meta:image-count="0" meta:object-count="0" meta:page-count="3" meta:paragraph-count="35" meta:word-count="1066" meta:character-count="6228" meta:non-whitespace-character-count="5150"/>
  </office:meta>
</office:document-meta>
</file>